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style:text-blinking="false" fo:background-color="#ffffff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officeooo:paragraph-rsid="0023b11b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" fo:font-size="11pt" fo:letter-spacing="normal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" fo:font-size="11pt" fo:letter-spacing="normal" fo:font-style="normal" fo:font-weight="bold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color="#1c1c1c" style:font-name="Courier New" fo:font-size="11pt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" officeooo:paragraph-rsid="002a3dac" fo:background-color="#ffffff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c1c1c" style:font-name="Courier New" fo:font-size="11pt" style:font-size-asian="11pt" style:font-size-complex="11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295beb" officeooo:paragraph-rsid="00295beb" style:font-name-asian="Times New Roman" style:font-size-asian="14pt" style:language-asian="pt" style:country-asian="BR" style:font-style-asian="italic" style:font-weight-asian="bold" style:font-name-complex="Courier New2"/>
    </style:style>
    <style:style style:name="P12" style:family="paragraph">
      <loext:graphic-properties draw:fill="solid" draw:fill-color="#000000"/>
      <style:text-properties style:font-name="Chilanka" fo:font-size="2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a3dac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2a3dac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fo:font-size="11pt" fo:letter-spacing="normal" fo:font-style="normal" fo:font-weight="bold" officeooo:rsid="002e9503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1c1c1c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1c1c1c" style:font-name="Courier New" fo:font-size="11pt" fo:letter-spacing="normal" fo:font-style="normal" fo:font-weight="bold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1c1c1c" style:font-name="Courier New" fo:font-size="11pt" fo:letter-spacing="normal" fo:font-style="normal" fo:font-weight="bold" officeooo:rsid="002a3dac" style:font-size-asian="11pt" style:font-style-asian="normal" style:font-weight-asian="normal" style:font-size-complex="11pt"/>
    </style:style>
    <style:style style:name="T12" style:family="text">
      <style:text-properties fo:font-style="normal" fo:font-weight="bold"/>
    </style:style>
    <style:style style:name="T13" style:family="text">
      <style:text-properties fo:font-style="normal" fo:font-weight="bold" officeooo:rsid="002a3dac"/>
    </style:style>
    <style:style style:name="T14" style:family="text">
      <style:text-properties fo:font-style="normal" fo:font-weight="normal"/>
    </style:style>
    <style:style style:name="T15" style:family="text">
      <style:text-properties fo:font-weight="bold"/>
    </style:style>
    <style:style style:name="T16" style:family="text">
      <style:text-properties fo:font-weight="bold" officeooo:rsid="002a3dac"/>
    </style:style>
    <style:style style:name="T17" style:family="text">
      <style:text-properties officeooo:rsid="002a3dac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size="14pt" fo:font-weight="bold" officeooo:rsid="002bceba" style:font-size-asian="14pt" style:font-weight-asian="bold" style:font-size-complex="14pt" style:font-weight-complex="bold"/>
    </style:style>
    <style:style style:name="T20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4cm" fo:min-width="1.02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1c1c1c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c1c1c" draw:fill="none" draw:textarea-vertical-align="middle" draw:auto-grow-height="false" fo:min-height="2.03cm" fo:min-width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4cm" fo:min-width="3.119cm" fo:padding-top="0.012cm" fo:padding-bottom="0.012cm" fo:padding-left="0.012cm" fo:padding-right="0.012cm" style:run-through="back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3.461cm" fo:min-width="8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0" draw:name="Figura1" draw:style-name="gr8" draw:text-style-name="P16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7" draw:text-style-name="P12" svg:width="0.899cm" svg:height="0.851cm" svg:x="18.062cm" svg:y="0.005cm"><text:p><text:span text:style-name="T20">4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Caminho no deserto</text:p>
      <text:p text:style-name="P1"/>
      <text:p text:style-name="P3"><text:bookmark text:name="cifra_tom"/><text:span text:style-name="T5">Tom: </text:span><text:span text:style-name="Internet_20_link"><text:span text:style-name="T1">B</text:span></text:span></text:p>
      <text:p text:style-name="P4"><text:span text:style-name="Internet_20_link"><text:span text:style-name="T3">Capotraste na </text:span></text:span><text:span text:style-name="Internet_20_link"><text:span text:style-name="T4">2</text:span></text:span><text:span text:style-name="Internet_20_link"><text:span text:style-name="T2">ª casa</text:span></text:span></text:p>
      <text:p text:style-name="P2"><text:bookmark text:name="cifra_afi"/><text:bookmark text:name="cifra_capo"/></text:p>
      <text:p text:style-name="P9"><text:span text:style-name="T6">Intro </text:span><text:span text:style-name="T7">2x</text:span><text:span text:style-name="T8">: <text:s/></text:span><text:span text:style-name="T10">D</text:span><text:span text:style-name="T11">9</text:span><text:span text:style-name="T9"> <text:s/></text:span><text:span text:style-name="T10">A</text:span><text:span text:style-name="T11">9</text:span><text:span text:style-name="T9"> <text:s/></text:span><text:span text:style-name="T10">E</text:span><text:span text:style-name="T9"> <text:s/></text:span><text:span text:style-name="T10">F#m</text:span><text:span text:style-name="T11">9</text:span></text:p>
      <text:p text:style-name="P10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movendo entre nó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mudando destino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operando milagr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8"/><text:span text:style-name="T12">D</text:span><text:span text:style-name="T13">9</text:span><text:span text:style-name="T14"> <text:s text:c="16"/></text:span><text:span text:style-name="T12">A</text:span><text:span text:style-name="T13">9</text:span></text:p>
      <text:p text:style-name="P6">Estás aqui transformando nossas vidas</text:p>
      <text:p text:style-name="P5"><text:s text:c="9"/><text:span text:style-name="T12">E</text:span><text:span text:style-name="T14"> <text:s text:c="11"/></text:span><text:span text:style-name="T12">F#m</text:span><text:span text:style-name="T13">9</text:span></text:p>
      <text:p text:style-name="P6">Te adorarei ,Te adorarei</text:p>
      <text:p text:style-name="P7"><draw:custom-shape text:anchor-type="paragraph" draw:z-index="2" draw:name="Forma1" draw:style-name="gr6" draw:text-style-name="P15" svg:width="8.829cm" svg:height="3.462cm" svg:x="-0.159cm" svg:y="0.284cm"><text:p/><draw:enhanced-geometry svg:viewBox="0 0 21600 21600" draw:type="rectangle" draw:enhanced-path="M 0 0 L 21600 0 21600 21600 0 21600 0 0 Z N"/></draw:custom-shape></text:p>
      <text:p text:style-name="P6">Meu Deus é</text:p>
      <text:p text:style-name="P7">D<text:span text:style-name="T17">9</text:span></text:p>
      <text:p text:style-name="P6"><draw:custom-shape text:anchor-type="char" draw:z-index="8" draw:style-name="gr1" draw:text-style-name="P12" svg:width="1.049cm" svg:height="0.638cm" svg:x="8.931cm" svg:y="0.134cm"><text:p><text:span text:style-name="T20"><text:s/></text:span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us de milagres, Deus de promessas</text:p>
      <text:p text:style-name="P6"><text:span text:style-name="T15">A</text:span><text:span text:style-name="T16">9</text:span> <text:s text:c="32"/><text:span text:style-name="T15">E</text:span></text:p>
      <text:p text:style-name="P6">Caminho no deserto, luz na escuridão</text:p>
      <text:p text:style-name="P5"><text:s text:c="25"/><text:span text:style-name="T12">F#m</text:span><text:span text:style-name="T13">9</text:span></text:p>
      <text:p text:style-name="P6"><draw:line text:anchor-type="paragraph" draw:z-index="6" draw:name="Forma3" draw:style-name="gr3" draw:text-style-name="P13" svg:x1="13.649cm" svg:y1="13.115cm" svg:x2="8.839cm" svg:y2="0.097cm"><text:p/></draw:line>Meu Deus, este é quem tu és</text:p>
      <text:p text:style-name="P8"/>
      <text:p text:style-name="P5"><text:s text:c="9"/><text:span text:style-name="T12">D</text:span><text:span text:style-name="T13">9</text:span><text:span text:style-name="T14"> <text:s text:c="16"/></text:span><text:span text:style-name="T12">A</text:span><text:span text:style-name="T13">9</text:span></text:p>
      <text:p text:style-name="P6">Estas aqui tocando os corações</text:p>
      <text:p text:style-name="P5"><text:s text:c="9"/><text:span text:style-name="T12">E</text:span><text:span text:style-name="T14"> <text:s text:c="12"/></text:span><text:span text:style-name="T12">F#m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4"/></text:span><text:span text:style-name="T12">A</text:span><text:span text:style-name="T13">9</text:span></text:p>
      <text:p text:style-name="P6">Estas aqui curando multidõ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7"/></text:span><text:span text:style-name="T12">A</text:span><text:span text:style-name="T13">9</text:span></text:p>
      <text:p text:style-name="P6">Estas aqui restaurando coraçõ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8"/></text:span><text:span text:style-name="T12">A</text:span><text:span text:style-name="T13">9</text:span></text:p>
      <text:p text:style-name="P6">Estas aqui transformando história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8"><draw:custom-shape text:anchor-type="paragraph" draw:z-index="3" draw:style-name="gr5" draw:text-style-name="P12" svg:width="3.142cm" svg:height="0.638cm" svg:x="0cm" svg:y="0cm"><text:p><text:span text:style-name="T20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/><text:tab/></text:p>
      <text:p text:style-name="P8"/>
      <text:p text:style-name="P8"><draw:custom-shape text:anchor-type="paragraph" draw:z-index="4" draw:name="Forma2" draw:style-name="gr4" draw:text-style-name="P14" svg:width="1.013cm" svg:height="2.14cm" svg:x="8.786cm" svg:y="0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5"><draw:custom-shape text:anchor-type="char" draw:z-index="5" draw:style-name="gr1" draw:text-style-name="P12" svg:width="1.049cm" svg:height="0.638cm" svg:x="10.014cm" svg:y="0.339cm"><text:p><text:span text:style-name="T20"><text:s/></text:span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12">D</text:span><text:span text:style-name="T13">9</text:span><text:span text:style-name="T14"> <text:s text:c="23"/></text:span><text:span text:style-name="T12">A</text:span><text:span text:style-name="T13">9</text:span></text:p>
      <text:p text:style-name="P6">Enxuga as lágrimas restaura os corações</text:p>
      <text:p text:style-name="P5"><text:s text:c="12"/><text:span text:style-name="T12">E</text:span><text:span text:style-name="T14"> <text:s text:c="6"/></text:span><text:span text:style-name="T12">F#m</text:span><text:span text:style-name="T13">9</text:span></text:p>
      <text:p text:style-name="P6">Tu és a resposta Jesus</text:p>
      <text:p text:style-name="P5"><draw:line text:anchor-type="paragraph" draw:z-index="7" draw:name="Forma4" draw:style-name="gr2" draw:text-style-name="P13" svg:x1="0.275cm" svg:y1="0.377cm" svg:x2="13.649cm" svg:y2="0.377cm"><text:p/></draw:line><text:tab/><text:tab/><text:tab/><text:tab/><text:tab/><text:tab/><text:tab/><text:tab/><text:tab/><text:tab/><text:tab/> <text:span text:style-name="T18">4</text:span><text:span text:style-name="T19">x</text:span><text:span text:style-name="T18"> Refrã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9:49:11.794000000</dc:date>
    <meta:editing-cycles>61</meta:editing-cycles>
    <meta:editing-duration>P1DT9H8M9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9" meta:word-count="164" meta:character-count="1278" meta:non-whitespace-character-count="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